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6894200426946767817"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4414976229477729004"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3"><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41 hours of work remaining]</text:p>
      <text:p text:style-name="P4"/>
      <text:list xml:id="list2605172534360422720" text:style-name="L3">
        <text:list-item>
          <text:p text:style-name="P10">Repair the BlobTube unit tests (1 hour).</text:p>
        </text:list-item>
        <text:list-item>
          <text:p text:style-name="P10">Greenlight the new BlobTube unit tests (1 hour).</text:p>
        </text:list-item>
        <text:list-item>
          <text:p text:style-name="P10">Repair the BlobHighway unit tests (2 hours).</text:p>
        </text:list-item>
        <text:list-item>
          <text:p text:style-name="P10">Greenlight the BlobHighway unit tests (1 hour).</text:p>
        </text:list-item>
        <text:list-item>
          <text:p text:style-name="P10">Construct a set of unit tests proving a ResourceDepot implementation (1 hour).</text:p>
        </text:list-item>
        <text:list-item>
          <text:p text:style-name="P10">Greenlight the ResourceDepot unit tests (1 hour).</text:p>
        </text:list-item>
        <text:list-item>
          <text:p text:style-name="P10">Create an inspector-friendly implementation of ComplexityDefinition and ComplexityLadder. (1 hour)</text:p>
        </text:list-item>
        <text:list-item>
          <text:p text:style-name="P10">Build the FactoryDependency hierarchy in the inspector (1 hour).</text:p>
        </text:list-item>
        <text:list-item>
          <text:p text:style-name="P10">Define the ConstructionZone interface and construct unit tests to prove its implementation (2 hours).</text:p>
        </text:list-item>
        <text:list-item>
          <text:p text:style-name="P10">Greenlight the ConstructionZone unit tests (1 hour).</text:p>
        </text:list-item>
        <text:list-item>
          <text:p text:style-name="P10">Define the HighwayUpgrader interface and construct unit tests to prove its implementation (2 hours).</text:p>
        </text:list-item>
        <text:list-item>
          <text:p text:style-name="P10">Greenlight the HighwayUpgrader unit tests (2 hours).</text:p>
        </text:list-item>
        <text:list-item>
          <text:p text:style-name="P10">Define the needed commands within SimulationControl (1 hour).</text:p>
        </text:list-item>
        <text:list-item>
          <text:p text:style-name="P10">Create a set of integration tests that test a SimulationControl implementation (5 hours).</text:p>
        </text:list-item>
        <text:list-item>
          <text:p text:style-name="P10">Greenlight the SimulationControl integration tests (3 hours).</text:p>
        </text:list-item>
        <text:list-item>
          <text:p text:style-name="P10">Design a UI that allows the manipulation of Highway permissions and priority (3 hours).</text:p>
        </text:list-item>
        <text:list-item>
          <text:p text:style-name="P10">Design a UI that allows for the construction of highways within the editor (5 hours).</text:p>
        </text:list-item>
        <text:list-item>
          <text:p text:style-name="P10">Design a UI that allows the creation of ConstructionZones in the editor and game (5 hours).</text:p>
        </text:list-item>
        <text:list-item>
          <text:p text:style-name="P10">Design a UI that allows for the upgrading of Highways in the game (2 hours).</text:p>
        </text:list-item>
      </text:list>
      <text:p text:style-name="P4"/>
      <text:p text:style-name="P4">In Progress</text:p>
      <text:p text:style-name="P4"/>
      <text:list xml:id="list1987202457542366842" text:style-name="L4">
        <text:list-item>
          <text:p text:style-name="P11">Greenlight the Society unit tests (1 hour).</text:p>
        </text:list-item>
      </text:list>
      <text:p text:style-name="P4"/>
      <text:p text:style-name="P4">Completed</text:p>
      <text:p text:style-name="P4"/>
      <text:list xml:id="list5696734304551946496"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text:soft-page-break/>Repair the Society unit tests to prove the new Society implementation (1 hour).</text:p>
          <text:list>
            <text:list-item>
              <text:p text:style-name="P12">Took 1 1/2 hours.</text:p>
            </text:list-item>
          </text:list>
        </text:list-item>
      </text:list>
      <text:p text:style-name="P4"/>
      <text:p text:style-name="P4">Abando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07T16:15:57.40</dc:date>
    <meta:editing-duration>PT9H7M11S</meta:editing-duration>
    <meta:editing-cycles>17</meta:editing-cycles>
    <meta:generator>OpenOffice/4.1.1$Win32 OpenOffice.org_project/411m6$Build-9775</meta:generator>
    <meta:document-statistic meta:table-count="0" meta:image-count="0" meta:object-count="0" meta:page-count="6" meta:paragraph-count="107" meta:word-count="2234" meta:character-count="13545"/>
  </office:meta>
</office:document-meta>
</file>